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5"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6b883"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7d641" style:font-size-asian="14pt" style:font-size-complex="14pt"/>
    </style:style>
    <style:style style:name="P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1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2"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3"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46b883" officeooo:paragraph-rsid="0046b883" style:font-size-asian="14pt" style:font-style-asian="italic" style:font-weight-asian="bold" style:font-size-complex="14pt" style:font-style-complex="italic" style:font-weight-complex="bold"/>
    </style:style>
    <style:style style:name="P14" style:family="paragraph" style:parent-style-name="Text_20_body">
      <style:text-properties fo:font-size="14pt" fo:font-weight="normal" officeooo:paragraph-rsid="0046b883" style:font-size-asian="14pt" style:font-weight-asian="normal" style:font-size-complex="14pt" style:font-weight-complex="normal"/>
    </style:style>
    <style:style style:name="P15"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6"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17"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18"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19"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20" style:family="paragraph" style:parent-style-name="Text_20_body" style:list-style-name="L1"/>
    <style:style style:name="P21" style:family="paragraph" style:parent-style-name="Text_20_body" style:list-style-name="L2">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22" style:family="paragraph" style:parent-style-name="Text_20_body" style:list-style-name="L2">
      <loext:graphic-properties draw:fill-hatch-name="hatch"/>
      <style:paragraph-properties fo:margin-top="0cm" fo:margin-bottom="0.25cm" style:contextual-spacing="false" fo:line-height="100%"/>
      <style:text-properties fo:font-size="14pt" officeooo:rsid="0047d641" officeooo:paragraph-rsid="0047d641" style:font-size-asian="14pt" style:font-size-complex="14pt"/>
    </style:style>
    <style:style style:name="P23" style:family="paragraph" style:parent-style-name="Text_20_body" style:list-style-name="L2">
      <loext:graphic-properties draw:fill-hatch-name="hatch"/>
      <style:paragraph-properties fo:margin-top="0cm" fo:margin-bottom="1cm" style:contextual-spacing="false" fo:line-height="100%"/>
      <style:text-properties fo:font-size="14pt" officeooo:rsid="003dea23" officeooo:paragraph-rsid="003dea23" style:font-size-asian="14pt" style:font-size-complex="14pt"/>
    </style:style>
    <style:style style:name="P24" style:family="paragraph" style:parent-style-name="Text_20_body">
      <style:text-properties fo:font-size="12pt" fo:font-weight="normal" officeooo:paragraph-rsid="0046b883" style:font-size-asian="12pt" style:font-weight-asian="normal" style:font-size-complex="12pt" style:font-weight-complex="normal"/>
    </style:style>
    <style:style style:name="T1" style:family="text">
      <style:text-properties officeooo:rsid="0048c86c"/>
    </style:style>
    <style:style style:name="T2" style:family="text">
      <style:text-properties officeooo:rsid="0046b883"/>
    </style:style>
    <style:style style:name="T3" style:family="text">
      <style:text-properties officeooo:rsid="001c3ee7"/>
    </style:style>
    <style:style style:name="T4" style:family="text">
      <style:text-properties officeooo:rsid="003f303a"/>
    </style:style>
    <style:style style:name="T5" style:family="text">
      <style:text-properties officeooo:rsid="0025b437"/>
    </style:style>
    <style:style style:name="T6" style:family="text">
      <style:text-properties fo:font-style="italic" style:font-style-asian="italic" style:font-style-complex="italic"/>
    </style:style>
    <style:style style:name="T7" style:family="text">
      <style:text-properties fo:font-style="italic" fo:font-weight="normal" officeooo:rsid="003dea23"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5b437" style:font-weight-asian="bold" style:font-weight-complex="bold"/>
    </style:style>
    <style:style style:name="T10" style:family="text">
      <style:text-properties fo:font-weight="bold" officeooo:rsid="002fe488" style:font-weight-asian="bold" style:font-weight-complex="bold"/>
    </style:style>
    <style:style style:name="T11" style:family="text">
      <style:text-properties officeooo:rsid="002c8a67"/>
    </style:style>
    <style:style style:name="T12" style:family="text">
      <style:text-properties officeooo:rsid="002cdea2"/>
    </style:style>
    <style:style style:name="T13" style:family="text">
      <style:text-properties fo:font-size="14pt" style:font-size-asian="14pt" style:font-size-complex="14pt"/>
    </style:style>
    <style:style style:name="T14" style:family="text">
      <style:text-properties fo:font-size="14pt" officeooo:rsid="0046b883" style:font-size-asian="14pt" style:font-size-complex="14pt"/>
    </style:style>
    <style:style style:name="T15" style:family="text">
      <style:text-properties fo:font-size="14pt" officeooo:rsid="0042820b"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47d641" style:font-size-asian="14pt" style:font-weight-asian="bold" style:font-size-complex="14pt" style:font-weight-complex="bold"/>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47d641" style:font-size-asian="14pt" style:font-weight-asian="normal" style:font-size-complex="14pt" style:font-weight-complex="normal"/>
    </style:style>
    <style:style style:name="T20" style:family="text">
      <style:text-properties fo:font-size="14pt" fo:font-style="italic" style:font-size-asian="14pt" style:font-style-asian="italic" style:font-size-complex="14pt" style:font-style-complex="italic"/>
    </style:style>
    <style:style style:name="T21" style:family="text">
      <style:text-properties officeooo:rsid="0032b6a9"/>
    </style:style>
    <style:style style:name="T22" style:family="text">
      <style:text-properties officeooo:rsid="0035852a"/>
    </style:style>
    <style:style style:name="T23" style:family="text">
      <style:text-properties fo:font-weight="normal" style:font-weight-asian="normal" style:font-weight-complex="normal"/>
    </style:style>
    <style:style style:name="T24" style:family="text">
      <style:text-properties officeooo:rsid="003a90dc"/>
    </style:style>
    <style:style style:name="T25" style:family="text">
      <style:text-properties officeooo:rsid="003ad9c3"/>
    </style:style>
    <style:style style:name="T26" style:family="text">
      <style:text-properties officeooo:rsid="003d67f1"/>
    </style:style>
    <style:style style:name="T27" style:family="text">
      <style:text-properties officeooo:rsid="003dea23"/>
    </style:style>
    <style:style style:name="T28" style:family="text">
      <style:text-properties officeooo:rsid="0042820b"/>
    </style:style>
    <style:style style:name="T29" style:family="text">
      <style:text-properties officeooo:rsid="002862eb"/>
    </style:style>
    <style:style style:name="T30" style:family="text">
      <style:text-properties officeooo:rsid="0043e5b2"/>
    </style:style>
    <style:style style:name="T31" style:family="text">
      <style:text-properties officeooo:rsid="002789f0"/>
    </style:style>
    <style:style style:name="T32" style:family="text">
      <style:text-properties officeooo:rsid="0047d64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all to Worship (Hebrews 10:19-25) / Opening prayer (Douglas M)</text:p>
      <text:p text:style-name="Text_20_body">Praise: <text:span text:style-name="Emphasis">All My Hope On God Is Founded</text:span> (<text:span text:style-name="Emphasis">Rej 580)</text:span></text:p>
      <text:p text:style-name="Text_20_body">Bible Reading: John 21:15-25 (Callum H)</text:p>
      <text:p text:style-name="Text_20_body">Sunday School (Mook L)</text:p>
      <text:p text:style-name="Text_20_body">Praise: <text:span text:style-name="Emphasis">A Christian’s Daily Prayer</text:span></text:p>
      <text:p text:style-name="Text_20_body">Announcements (<text:span text:style-name="T1">Mook &amp; </text:span>John A)</text:p>
      <text:p text:style-name="Text_20_body">Prayer for the church and the world  (John A)</text:p>
      <text:p text:style-name="Text_20_body">Bible reading: 1 John 3:19-24 (Pam W)</text:p>
      <text:p text:style-name="Text_20_body">Praise: <text:span text:style-name="Emphasis">All My Ways Are Known To You</text:span></text:p>
      <text:p text:style-name="Text_20_body">Sermon: “CHRISTIAN ASSURANCE” (DM)</text:p>
      <text:p text:style-name="Text_20_body">Praise: <text:span text:style-name="Emphasis">My Hope Is Built v.1-2 (Rej 582)</text:span></text:p>
      <text:p text:style-name="Text_20_body">Lord’s Supper</text:p>
      <text:p text:style-name="Text_20_body">Praise: <text:span text:style-name="Emphasis">My Hope Is Built v.3-4 (Rej 582)</text:span></text:p>
      <text:p text:style-name="Text_20_body">Benediction (DM)</text:p>
      <text:p text:style-name="Text_20_body"><text:span text:style-name="Strong_20_Emphasis">Sermon Outline</text:span></text:p>
      <text:p text:style-name="Text_20_body">“CHRISTIAN ASSURANCE”   (1 John 3:19-24)</text:p>
      <text:p text:style-name="Text_20_body">Introduction</text:p>
      <text:list text:style-name="L1">
        <text:list-item>
          <text:p text:style-name="P20">Interrupted Assurance but God Knows We Love Him (v. 19-20)</text:p>
        </text:list-item>
        <text:list-item>
          <text:p text:style-name="P20">Uninterrupted Assurance and Effective Praying (v. 21-22)</text:p>
        </text:list-item>
        <text:list-item>
          <text:p text:style-name="P20">What is God’s Commandment That We Are To Keep (v. 23)</text:p>
        </text:list-item>
        <text:list-item>
          <text:p text:style-name="P20">The Holy Spirit The Source Of Our Assurance (v. 24)</text:p>
        </text:list-item>
      </text:list>
      <text:p text:style-name="Text_20_body">Conclusion</text:p>
      <text:p text:style-name="P14"/>
      <text:p text:style-name="P5"><text:span text:style-name="T9">Call to Worship</text:span><text:span text:style-name="T5"> </text:span><text:span text:style-name="T26">J</text:span><text:span text:style-name="T2">eremiah 23:5</text:span><text:span text:style-name="T5">/ </text:span>Opening prayer (John A)</text:p>
      <text:p text:style-name="P16"><text:span text:style-name="T16">Praise: </text:span><text:span text:style-name="Emphasis"><text:span text:style-name="T18">In Christ Alone</text:span></text:span></text:p>
      <text:p text:style-name="P16"><text:span text:style-name="T17">Bible Reading:</text:span><text:span text:style-name="T19"> Micah 5 (John A)</text:span></text:p>
      <text:p text:style-name="P6"><text:span text:style-name="T8">Sunday School:</text:span><text:span text:style-name="T23"> (Mook L)</text:span></text:p>
      <text:p text:style-name="P4"><text:span text:style-name="T8">Praise: </text:span><text:span text:style-name="T7">King of Kings</text:span></text:p>
      <text:p text:style-name="P19"><text:span text:style-name="T17">A</text:span><text:span text:style-name="T16">nnouncements</text:span><text:span text:style-name="T13"> (John A)</text:span></text:p>
      <text:list text:style-name="L2">
        <text:list-item>
          <text:p text:style-name="P21">Morning Tea and <text:span text:style-name="T32">an additional Mission Spot IN THE HALL</text:span> after the service</text:p>
        </text:list-item>
        <text:list-item>
          <text:p text:style-name="P22">Evening Prayer Service 5pm today: praying for missions and for the search for a minister</text:p>
        </text:list-item>
        <text:list-item>
          <text:p text:style-name="P23"/>
        </text:list-item>
      </text:list>
      <text:p text:style-name="P3"><text:span text:style-name="T8">Prayer for the church and the world:</text:span> (<text:span text:style-name="T4">J</text:span><text:span text:style-name="T32">an F</text:span>)</text:p>
      <text:p text:style-name="P3"><text:span text:style-name="T10">B</text:span><text:span text:style-name="T8">ible Reading:</text:span> Matthew 2:1-12 (Pam W)</text:p>
      <text:p text:style-name="P7"><text:span text:style-name="T8">Praise:</text:span> <text:span text:style-name="T6">O Little Town of Bethlehem</text:span> (OFFERING)</text:p>
      <text:p text:style-name="P17"><text:span text:style-name="T16">Sermon:</text:span><text:span text:style-name="T13"> </text:span>““BETHLEHEM: A RULER FROM A HUMBLE TOWN ” (ML)</text:p>
      <text:p text:style-name="P15"><text:span text:style-name="T16">Praise:</text:span><text:span text:style-name="T13"> </text:span><text:span text:style-name="T20">His Glory And My Good</text:span></text:p>
      <text:p text:style-name="P2"><text:span text:style-name="T8">Benediction</text:span> (<text:span text:style-name="T27">Mook</text:span>)</text:p>
      <text:p text:style-name="P8">Opening Prayer (<text:span text:style-name="T26">J</text:span><text:span text:style-name="T2">eremiah 23:5</text:span><text:span text:style-name="T11">)</text:span></text:p>
      <text:p text:style-name="P13">5 <text:span text:style-name="T31">“The days are coming,” declares the Lord, “when I will raise up for David a righteous Branch, a King who will reign wisely and do what is just and right in the land.</text:span></text:p>
      <text:p text:style-name="P12">9 Have I not commanded you? Be strong and courageous. Do not be afraid; do not be discouraged, for the Lord your God will be with you wherever you go.”</text:p>
      <text:p text:style-name="P9"><text:span text:style-name="T24">Heavenly </text:span>Father<text:span text:style-name="T21">,</text:span> we thank You <text:span text:style-name="T12">that </text:span><text:span text:style-name="T28">You have promised to be with us, as You promised Joshua. We thank You that Jesus, when He walked this earth, also promised to never leave us or forsake us but to send the Holy Spirit to be with us as Comforter and Guide into all truth.</text:span></text:p>
      <text:p text:style-name="P10"><text:span text:style-name="T24">We thank You for preserving your Word through the generations, so that we have a sure foundation for our faith, and we t</text:span><text:span text:style-name="T28">oo may meditate upon it day and night, so that we may obey You fully in all we do.</text:span></text:p>
      <text:p text:style-name="P11"><text:span text:style-name="T30">W</text:span>e<text:span text:style-name="T30"> see</text:span> <text:span text:style-name="T30">about us </text:span>a world full of <text:span text:style-name="T30">giants</text:span> who oppose You and Your people. <text:span text:style-name="T30">So we </text:span>gather today to hear Your Word read and preached, to sing Your praises, to <text:span text:style-name="T25">encourage one another, </text:span><text:span text:style-name="T30">so</text:span> <text:span text:style-name="T30">that we can</text:span> face the days ahead trusting in You, strong and courageous, <text:span text:style-name="T30">because You are with us wherever we go.</text:span></text:p>
      <text:p text:style-name="P11"><text:span text:style-name="T25">I</text:span><text:span text:style-name="T22">n </text:span><text:span text:style-name="T25">Jesus Mighty</text:span><text:span text:style-name="T22"> Name we pray</text:span><text:span text:style-name="T29">, Amen.</text:span></text:p>
      <text:p text:style-name="P18"><text:span text:style-name="T15">[</text:span><text:span text:style-name="T14">In Christ Alone</text:span><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8c86c"/>
    </style:style>
    <style:style style:name="MT2" style:family="text">
      <style:text-properties officeooo:rsid="0046b883"/>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3rd</text:span> <text:span text:style-name="MT1">Novem</text:span><text:span text:style-name="MT2">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1-02T20:03:15.907896413</dc:date>
    <meta:editing-duration>PT5H19M35S</meta:editing-duration>
    <meta:editing-cycles>38</meta:editing-cycles>
    <meta:generator>LibreOffice/24.2.6.2$Linux_X86_64 LibreOffice_project/420$Build-2</meta:generator>
    <meta:print-date>2024-02-03T21:06:33.278074986</meta:print-date>
    <meta:document-statistic meta:table-count="0" meta:image-count="0" meta:object-count="0" meta:page-count="3" meta:paragraph-count="46" meta:word-count="474" meta:character-count="2556" meta:non-whitespace-character-count="2131"/>
  </office:meta>
</office:document-meta>
</file>